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128.55pt"/>
    </style:style>
    <style:style style:name="co3" style:family="table-column">
      <style:table-column-properties fo:break-before="auto" style:column-width="102.39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938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4" style:family="table-cell" style:parent-style-name="Default" style:data-style-name="N4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7" style:family="table-cell" style:parent-style-name="Default">
      <style:table-cell-properties fo:background-color="#cccccc" style:rotation-align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cccccc" style:diagonal-bl-tr="none" style:diagonal-tl-br="none" fo:border-left="none" fo:border-right="0.74pt solid #000000" style:rotation-align="none" fo:border-top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fo:color="#071924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empo de execução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ênci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3.0665" calcext:value-type="float">
            <text:p>73.07</text:p>
          </table:table-cell>
          <table:table-cell table:style-name="ce7" table:formula="of:=[.B2]/[.B2]" office:value-type="float" office:value="1" calcext:value-type="float">
            <text:p>1</text:p>
          </table:table-cell>
          <table:table-cell table:style-name="ce9" table:formula="of:=[.B2]/([.C2]*[.A2])" office:value-type="float" office:value="73.0665" calcext:value-type="float">
            <text:p>73.0665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36.75" calcext:value-type="float">
            <text:p>36.75</text:p>
          </table:table-cell>
          <table:table-cell table:style-name="ce7" table:formula="of:=[.B2]/[.B3]" office:value-type="float" office:value="1.988204082" calcext:value-type="float">
            <text:p>1.988204082</text:p>
          </table:table-cell>
          <table:table-cell table:style-name="ce9" table:formula="of:=[.B2]/([.C3]*[.A3])" office:value-type="float" office:value="18.375" calcext:value-type="float">
            <text:p>18.375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20.37" calcext:value-type="float">
            <text:p>20.37</text:p>
          </table:table-cell>
          <table:table-cell table:style-name="ce7" table:formula="of:=[.B2]/[.B4]" office:value-type="float" office:value="3.586966127" calcext:value-type="float">
            <text:p>3.586966127</text:p>
          </table:table-cell>
          <table:table-cell table:style-name="ce9" table:formula="of:=[.B2]/([.C4]*[.A4])" office:value-type="float" office:value="5.0925" calcext:value-type="float">
            <text:p>5.0925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7.19" calcext:value-type="float">
            <text:p>17.19</text:p>
          </table:table-cell>
          <table:table-cell table:style-name="ce7" table:formula="of:=[.B2]/[.B5]" office:value-type="float" office:value="4.25052356" calcext:value-type="float">
            <text:p>4.25052356</text:p>
          </table:table-cell>
          <table:table-cell table:style-name="ce9" table:formula="of:=[.B2]/([.C5]*[.A5])" office:value-type="float" office:value="2.14875" calcext:value-type="float">
            <text:p>2.14875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float" office:value="22.13" calcext:value-type="float">
            <text:p>22.13</text:p>
          </table:table-cell>
          <table:table-cell table:style-name="ce7" table:formula="of:=[.B2]/[.B6]" office:value-type="float" office:value="3.301694532" calcext:value-type="float">
            <text:p>3.301694532</text:p>
          </table:table-cell>
          <table:table-cell table:style-name="ce9" table:formula="of:=[.B2]/([.C6]*[.A6])" office:value-type="float" office:value="1.383125" calcext:value-type="float">
            <text:p>1.38312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20.16" calcext:value-type="float">
            <text:p>20.16</text:p>
          </table:table-cell>
          <table:table-cell table:style-name="ce7" table:formula="of:=[.B2]/[.B7]" office:value-type="float" office:value="3.624330357" calcext:value-type="float">
            <text:p>3.624330357</text:p>
          </table:table-cell>
          <table:table-cell table:style-name="ce9" table:formula="of:=[.B2]/([.C7]*[.A7])" office:value-type="float" office:value="0.63" calcext:value-type="float">
            <text:p>0.63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20.52" calcext:value-type="float">
            <text:p>20.52</text:p>
          </table:table-cell>
          <table:table-cell table:style-name="ce7" table:formula="of:=[.B2]/[.B8]" office:value-type="float" office:value="3.560745614" calcext:value-type="float">
            <text:p>3.560745614</text:p>
          </table:table-cell>
          <table:table-cell table:style-name="ce9" table:formula="of:=[.B2]/([.C8]*[.A8])" office:value-type="float" office:value="0.320625" calcext:value-type="float">
            <text:p>0.320625</text:p>
          </table:table-cell>
          <table:table-cell table:number-columns-repeated="1020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20.77" calcext:value-type="float">
            <text:p>20.77</text:p>
          </table:table-cell>
          <table:table-cell table:style-name="ce8" table:formula="of:=[.B2]/[.B9]" office:value-type="float" office:value="3.517886375" calcext:value-type="float">
            <text:p>3.517886375</text:p>
          </table:table-cell>
          <table:table-cell table:style-name="ce10" table:formula="of:=[.B2]/([.C9]*[.A9])" office:value-type="float" office:value="0.162265625" calcext:value-type="float">
            <text:p>0.162265625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